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12.751cm" style:rel-column-width="4915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sv" fo:country="SE" officeooo:rsid="000df67f" officeooo:paragraph-rsid="000df67f"/>
    </style:style>
    <style:style style:name="P2" style:family="paragraph" style:parent-style-name="Standard">
      <style:text-properties fo:language="sv" fo:country="SE" officeooo:rsid="00550c5d" officeooo:paragraph-rsid="00550c5d"/>
    </style:style>
    <style:style style:name="P3" style:family="paragraph" style:parent-style-name="Standard">
      <style:text-properties fo:language="sv" fo:country="SE" style:text-underline-style="none" officeooo:rsid="007d1191" officeooo:paragraph-rsid="007e17b4"/>
    </style:style>
    <style:style style:name="P4" style:family="paragraph" style:parent-style-name="Standard">
      <style:text-properties style:font-name="sans-serif" fo:font-size="12pt" fo:language="sv" fo:country="SE" officeooo:rsid="000df67f" officeooo:paragraph-rsid="000df67f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2pt" fo:language="sv" fo:country="SE" officeooo:rsid="000df67f" officeooo:paragraph-rsid="000df67f"/>
    </style:style>
    <style:style style:name="P6" style:family="paragraph" style:parent-style-name="Standard">
      <style:text-properties style:font-name="sans-serif" fo:font-size="12pt" fo:language="sv" fo:country="SE" officeooo:rsid="0011c752" officeooo:paragraph-rsid="000df67f"/>
    </style:style>
    <style:style style:name="P7" style:family="paragraph" style:parent-style-name="Standard">
      <style:text-properties style:font-name="sans-serif" fo:font-size="12pt" fo:language="sv" fo:country="SE" officeooo:rsid="0015b795" officeooo:paragraph-rsid="0015b795"/>
    </style:style>
    <style:style style:name="P8" style:family="paragraph" style:parent-style-name="Standard">
      <style:text-properties style:font-name="sans-serif" fo:font-size="12pt" fo:language="sv" fo:country="SE" officeooo:rsid="0085bec4" officeooo:paragraph-rsid="0085bec4"/>
    </style:style>
    <style:style style:name="P9" style:family="paragraph" style:parent-style-name="Standard">
      <style:text-properties style:font-name="sans-serif" fo:font-size="12pt" fo:language="sv" fo:country="SE" officeooo:rsid="00883e0a" officeooo:paragraph-rsid="00883e0a"/>
    </style:style>
    <style:style style:name="P10" style:family="paragraph" style:parent-style-name="Standard">
      <style:text-properties style:font-name="sans-serif" fo:font-size="12pt" fo:language="sv" fo:country="SE" officeooo:rsid="008ac949" officeooo:paragraph-rsid="008ac949"/>
    </style:style>
    <style:style style:name="P11" style:family="paragraph" style:parent-style-name="Standard">
      <style:text-properties style:font-name="sans-serif" fo:font-size="12pt" fo:language="sv" fo:country="SE" officeooo:rsid="008b500a" officeooo:paragraph-rsid="008b500a"/>
    </style:style>
    <style:style style:name="P12" style:family="paragraph" style:parent-style-name="Standard">
      <style:text-properties style:font-name="sans-serif" fo:font-size="12pt" fo:language="sv" fo:country="SE" officeooo:rsid="008e5214" officeooo:paragraph-rsid="008e5214"/>
    </style:style>
    <style:style style:name="P13" style:family="paragraph" style:parent-style-name="Standard">
      <style:text-properties style:font-name="sans-serif" fo:font-size="12pt" fo:language="sv" fo:country="SE" officeooo:rsid="008f4a45" officeooo:paragraph-rsid="008f4a45"/>
    </style:style>
    <style:style style:name="P14" style:family="paragraph" style:parent-style-name="Standard">
      <style:text-properties style:font-name="sans-serif" fo:font-size="12pt" fo:language="sv" fo:country="SE" officeooo:rsid="009044a9" officeooo:paragraph-rsid="009044a9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fo:language="sv" fo:country="SE" officeooo:rsid="00920bd0" officeooo:paragraph-rsid="00920bd0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fo:language="sv" fo:country="SE" officeooo:rsid="00967993" officeooo:paragraph-rsid="00967993"/>
    </style:style>
    <style:style style:name="P17" style:family="paragraph" style:parent-style-name="Standard">
      <style:paragraph-properties fo:break-before="page"/>
      <style:text-properties style:font-name="sans-serif" fo:font-size="12pt" fo:language="sv" fo:country="SE" officeooo:rsid="000df67f" officeooo:paragraph-rsid="000df67f"/>
    </style:style>
    <style:style style:name="P18" style:family="paragraph" style:parent-style-name="Table_20_Contents">
      <style:text-properties style:font-name="sans-serif" fo:font-size="12pt" fo:language="sv" fo:country="SE" officeooo:rsid="00920bd0" officeooo:paragraph-rsid="00920bd0"/>
    </style:style>
    <style:style style:name="P19" style:family="paragraph" style:parent-style-name="Table_20_Contents">
      <style:text-properties style:font-name="sans-serif" fo:font-size="12pt" fo:language="sv" fo:country="SE" officeooo:rsid="00949544" officeooo:paragraph-rsid="00967993"/>
    </style:style>
    <style:style style:name="P20" style:family="paragraph" style:parent-style-name="Table_20_Contents">
      <style:text-properties style:font-name="sans-serif" fo:font-size="12pt" fo:language="sv" fo:country="SE" officeooo:rsid="00949544" officeooo:paragraph-rsid="00a18d60"/>
    </style:style>
    <style:style style:name="P21" style:family="paragraph" style:parent-style-name="Table_20_Contents">
      <style:text-properties style:font-name="sans-serif" fo:font-size="12pt" fo:language="sv" fo:country="SE" officeooo:rsid="00949544" officeooo:paragraph-rsid="00a49ad2"/>
    </style:style>
    <style:style style:name="P22" style:family="paragraph" style:parent-style-name="Table_20_Contents">
      <style:text-properties style:font-name="sans-serif" fo:font-size="12pt" fo:language="sv" fo:country="SE" officeooo:rsid="00949544" officeooo:paragraph-rsid="00b17284"/>
    </style:style>
    <style:style style:name="P23" style:family="paragraph" style:parent-style-name="Table_20_Contents">
      <style:text-properties style:font-name="sans-serif" fo:font-size="12pt" fo:language="sv" fo:country="SE" officeooo:rsid="00949544" officeooo:paragraph-rsid="00b950ee"/>
    </style:style>
    <style:style style:name="P24" style:family="paragraph" style:parent-style-name="Table_20_Contents">
      <style:text-properties style:font-name="sans-serif" fo:font-size="12pt" fo:language="sv" fo:country="SE" officeooo:rsid="00a18d60" officeooo:paragraph-rsid="00a18d60"/>
    </style:style>
    <style:style style:name="P25" style:family="paragraph" style:parent-style-name="Table_20_Contents">
      <style:text-properties style:font-name="sans-serif" fo:font-size="12pt" fo:language="sv" fo:country="SE" officeooo:rsid="00a49ad2" officeooo:paragraph-rsid="00b08fee"/>
    </style:style>
    <style:style style:name="P26" style:family="paragraph" style:parent-style-name="Table_20_Contents">
      <style:text-properties style:font-name="sans-serif" fo:font-size="12pt" fo:language="sv" fo:country="SE" officeooo:rsid="00c0269a" officeooo:paragraph-rsid="00c0269a"/>
    </style:style>
    <style:style style:name="P27" style:family="paragraph" style:parent-style-name="Table_20_Contents">
      <style:text-properties style:font-name="sans-serif" fo:font-size="12pt" fo:language="sv" fo:country="SE" officeooo:rsid="00d32c0a" officeooo:paragraph-rsid="00db280a"/>
    </style:style>
    <style:style style:name="P28" style:family="paragraph" style:parent-style-name="Table_20_Contents">
      <style:text-properties style:font-name="sans-serif" fo:font-size="12pt" fo:language="sv" fo:country="SE" officeooo:rsid="00e47c0d" officeooo:paragraph-rsid="0110f078"/>
    </style:style>
    <style:style style:name="P29" style:family="paragraph" style:parent-style-name="Table_20_Contents">
      <style:text-properties style:font-name="sans-serif" fo:font-size="12pt" fo:language="sv" fo:country="SE" officeooo:rsid="00ec175d" officeooo:paragraph-rsid="00ec175d"/>
    </style:style>
    <style:style style:name="P30" style:family="paragraph" style:parent-style-name="Table_20_Contents">
      <style:text-properties style:font-name="sans-serif" fo:font-size="12pt" fo:language="sv" fo:country="SE" officeooo:rsid="010347af" officeooo:paragraph-rsid="010347af"/>
    </style:style>
    <style:style style:name="P31" style:family="paragraph" style:parent-style-name="Table_20_Contents">
      <style:text-properties style:font-name="sans-serif" fo:font-size="12pt" fo:language="sv" fo:country="SE" officeooo:rsid="010fd91a" officeooo:paragraph-rsid="010fd91a"/>
    </style:style>
    <style:style style:name="P32" style:family="paragraph" style:parent-style-name="Table_20_Contents">
      <style:text-properties style:font-name="sans-serif" fo:font-size="12pt" fo:language="sv" fo:country="SE" officeooo:rsid="0099facb" officeooo:paragraph-rsid="00967993"/>
    </style:style>
    <style:style style:name="P33" style:family="paragraph" style:parent-style-name="Table_20_Contents">
      <style:text-properties style:font-name="sans-serif" fo:font-size="12pt" fo:language="sv" fo:country="SE" officeooo:rsid="01183e7d" officeooo:paragraph-rsid="01183e7d"/>
    </style:style>
    <style:style style:name="P34" style:family="paragraph" style:parent-style-name="Table_20_Contents">
      <style:text-properties style:font-name="sans-serif" fo:font-size="12pt" fo:language="sv" fo:country="SE" officeooo:rsid="011a3e7f" officeooo:paragraph-rsid="011a3e7f"/>
    </style:style>
    <style:style style:name="P35" style:family="paragraph" style:parent-style-name="Standard" style:list-style-name="L1">
      <style:text-properties fo:language="sv" fo:country="SE" officeooo:rsid="0049a7c5" officeooo:paragraph-rsid="0049a7c5"/>
    </style:style>
    <style:style style:name="P36" style:family="paragraph" style:parent-style-name="Standard" style:list-style-name="L1">
      <style:text-properties fo:language="sv" fo:country="SE" officeooo:rsid="0015b795" officeooo:paragraph-rsid="0015b795"/>
    </style:style>
    <style:style style:name="P37" style:family="paragraph" style:parent-style-name="Standard" style:list-style-name="L1">
      <style:text-properties fo:language="sv" fo:country="SE" officeooo:rsid="00178ae1" officeooo:paragraph-rsid="00262d01"/>
    </style:style>
    <style:style style:name="P38" style:family="paragraph" style:parent-style-name="Standard" style:list-style-name="L2">
      <style:text-properties fo:language="sv" fo:country="SE" officeooo:rsid="00262d01" officeooo:paragraph-rsid="00262d01"/>
    </style:style>
    <style:style style:name="P39" style:family="paragraph" style:parent-style-name="Standard" style:list-style-name="L2">
      <style:text-properties fo:language="sv" fo:country="SE" officeooo:rsid="00304915" officeooo:paragraph-rsid="00304915"/>
    </style:style>
    <style:style style:name="P40" style:family="paragraph" style:parent-style-name="Standard" style:list-style-name="L2">
      <style:text-properties fo:language="sv" fo:country="SE" officeooo:rsid="003d1f5a" officeooo:paragraph-rsid="003d1f5a"/>
    </style:style>
    <style:style style:name="P41" style:family="paragraph" style:parent-style-name="Standard" style:list-style-name="L2">
      <style:text-properties fo:language="sv" fo:country="SE" officeooo:rsid="00501b43" officeooo:paragraph-rsid="00501b43"/>
    </style:style>
    <style:style style:name="P42" style:family="paragraph" style:parent-style-name="Standard" style:list-style-name="L3">
      <style:text-properties fo:language="sv" fo:country="SE" officeooo:rsid="0058ebda" officeooo:paragraph-rsid="0058ebda"/>
    </style:style>
    <style:style style:name="P43" style:family="paragraph" style:parent-style-name="Standard" style:list-style-name="L3">
      <style:text-properties fo:language="sv" fo:country="SE" style:text-underline-style="none" officeooo:rsid="00793389" officeooo:paragraph-rsid="00793389"/>
    </style:style>
    <style:style style:name="P44" style:family="paragraph" style:parent-style-name="Standard" style:list-style-name="L1">
      <style:text-properties style:font-name="sans-serif" fo:font-size="12pt" fo:language="sv" fo:country="SE" officeooo:rsid="00179ff9" officeooo:paragraph-rsid="00178ae1"/>
    </style:style>
    <style:style style:name="P45" style:family="paragraph" style:parent-style-name="Standard" style:list-style-name="L3">
      <style:text-properties style:font-name="sans-serif" fo:font-size="12pt" fo:language="sv" fo:country="SE" officeooo:rsid="0058ebda" officeooo:paragraph-rsid="0058ebda"/>
    </style:style>
    <style:style style:name="P46" style:family="paragraph" style:parent-style-name="Standard" style:list-style-name="L3">
      <style:text-properties style:font-name="sans-serif" fo:font-size="12pt" fo:language="sv" fo:country="SE" style:text-underline-style="none" officeooo:rsid="005cf0de" officeooo:paragraph-rsid="005cf0de"/>
    </style:style>
    <style:style style:name="P47" style:family="paragraph" style:parent-style-name="Table_20_Contents">
      <style:text-properties style:font-name="sans-serif" fo:font-size="12pt" fo:language="sv" fo:country="SE" officeooo:rsid="011b61fd" officeooo:paragraph-rsid="011b61fd"/>
    </style:style>
    <style:style style:name="P48" style:family="paragraph" style:parent-style-name="Table_20_Contents">
      <style:text-properties style:font-name="sans-serif" fo:font-size="12pt" fo:language="sv" fo:country="SE" officeooo:rsid="00949544" officeooo:paragraph-rsid="011b61fd"/>
    </style:style>
    <style:style style:name="P49" style:family="paragraph" style:parent-style-name="Table_20_Contents">
      <style:text-properties style:font-name="sans-serif" fo:font-size="12pt" fo:language="sv" fo:country="SE" officeooo:rsid="00b220c6" officeooo:paragraph-rsid="00b6d8b8"/>
    </style:style>
    <style:style style:name="P50" style:family="paragraph" style:parent-style-name="Table_20_Contents">
      <style:text-properties style:font-name="sans-serif" fo:font-size="12pt" fo:language="sv" fo:country="SE" officeooo:rsid="011faaaa" officeooo:paragraph-rsid="011faaaa"/>
    </style:style>
    <style:style style:name="P51" style:family="paragraph" style:parent-style-name="Table_20_Contents">
      <style:text-properties style:font-name="sans-serif" fo:font-size="12pt" fo:language="sv" fo:country="SE" officeooo:rsid="0122244a" officeooo:paragraph-rsid="0122244a"/>
    </style:style>
    <style:style style:name="P52" style:family="paragraph" style:parent-style-name="Table_20_Contents">
      <style:text-properties style:font-name="sans-serif" fo:font-size="12pt" fo:language="sv" fo:country="SE" officeooo:rsid="01289d08" officeooo:paragraph-rsid="01289d08"/>
    </style:style>
    <style:style style:name="P53" style:family="paragraph" style:parent-style-name="Table_20_Contents">
      <style:text-properties style:font-name="sans-serif" fo:font-size="12pt" fo:language="sv" fo:country="SE" officeooo:rsid="01296408" officeooo:paragraph-rsid="01296408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fb582"/>
    </style:style>
    <style:style style:name="T3" style:family="text">
      <style:text-properties style:font-name="sans-serif" fo:font-size="12pt" officeooo:rsid="000fec30"/>
    </style:style>
    <style:style style:name="T4" style:family="text">
      <style:text-properties style:font-name="sans-serif" fo:font-size="12pt" officeooo:rsid="0012769a"/>
    </style:style>
    <style:style style:name="T5" style:family="text">
      <style:text-properties style:font-name="sans-serif" fo:font-size="12pt" officeooo:rsid="00179ff9"/>
    </style:style>
    <style:style style:name="T6" style:family="text">
      <style:text-properties style:font-name="sans-serif" fo:font-size="12pt" officeooo:rsid="00204606"/>
    </style:style>
    <style:style style:name="T7" style:family="text">
      <style:text-properties style:font-name="sans-serif" fo:font-size="12pt" officeooo:rsid="002207ec"/>
    </style:style>
    <style:style style:name="T8" style:family="text">
      <style:text-properties style:font-name="sans-serif" fo:font-size="12pt" officeooo:rsid="00225515"/>
    </style:style>
    <style:style style:name="T9" style:family="text">
      <style:text-properties style:font-name="sans-serif" fo:font-size="12pt" officeooo:rsid="00262d01"/>
    </style:style>
    <style:style style:name="T10" style:family="text">
      <style:text-properties style:font-name="sans-serif" fo:font-size="12pt" officeooo:rsid="0029ba5e"/>
    </style:style>
    <style:style style:name="T11" style:family="text">
      <style:text-properties style:font-name="sans-serif" fo:font-size="12pt" officeooo:rsid="002e84de"/>
    </style:style>
    <style:style style:name="T12" style:family="text">
      <style:text-properties style:font-name="sans-serif" fo:font-size="12pt" officeooo:rsid="003183dd"/>
    </style:style>
    <style:style style:name="T13" style:family="text">
      <style:text-properties style:font-name="sans-serif" fo:font-size="12pt" officeooo:rsid="0038ca18"/>
    </style:style>
    <style:style style:name="T14" style:family="text">
      <style:text-properties style:font-name="sans-serif" fo:font-size="12pt" officeooo:rsid="00396efc"/>
    </style:style>
    <style:style style:name="T15" style:family="text">
      <style:text-properties style:font-name="sans-serif" fo:font-size="12pt" officeooo:rsid="003aeb13"/>
    </style:style>
    <style:style style:name="T16" style:family="text">
      <style:text-properties style:font-name="sans-serif" fo:font-size="12pt" officeooo:rsid="003ef22f"/>
    </style:style>
    <style:style style:name="T17" style:family="text">
      <style:text-properties style:font-name="sans-serif" fo:font-size="12pt" officeooo:rsid="00420169"/>
    </style:style>
    <style:style style:name="T18" style:family="text">
      <style:text-properties style:font-name="sans-serif" fo:font-size="12pt" officeooo:rsid="0043fef1"/>
    </style:style>
    <style:style style:name="T19" style:family="text">
      <style:text-properties style:font-name="sans-serif" fo:font-size="12pt" officeooo:rsid="00444849"/>
    </style:style>
    <style:style style:name="T20" style:family="text">
      <style:text-properties style:font-name="sans-serif" fo:font-size="12pt" officeooo:rsid="0045215a"/>
    </style:style>
    <style:style style:name="T21" style:family="text">
      <style:text-properties style:font-name="sans-serif" fo:font-size="12pt" officeooo:rsid="004afc22"/>
    </style:style>
    <style:style style:name="T22" style:family="text">
      <style:text-properties style:font-name="sans-serif" fo:font-size="12pt" officeooo:rsid="004e5cad"/>
    </style:style>
    <style:style style:name="T23" style:family="text">
      <style:text-properties style:font-name="sans-serif" fo:font-size="12pt" officeooo:rsid="0058ebda"/>
    </style:style>
    <style:style style:name="T24" style:family="text">
      <style:text-properties style:font-name="sans-serif" fo:font-size="12pt" officeooo:rsid="005edfdf"/>
    </style:style>
    <style:style style:name="T25" style:family="text">
      <style:text-properties style:font-name="sans-serif" fo:font-size="12pt" officeooo:rsid="005f9ac6"/>
    </style:style>
    <style:style style:name="T26" style:family="text">
      <style:text-properties style:font-name="sans-serif" fo:font-size="12pt" officeooo:rsid="006199fa"/>
    </style:style>
    <style:style style:name="T27" style:family="text">
      <style:text-properties style:font-name="sans-serif" fo:font-size="12pt" officeooo:rsid="0064419c"/>
    </style:style>
    <style:style style:name="T28" style:family="text">
      <style:text-properties style:font-name="sans-serif" fo:font-size="12pt" officeooo:rsid="0066382a"/>
    </style:style>
    <style:style style:name="T29" style:family="text">
      <style:text-properties style:font-name="sans-serif" fo:font-size="12pt" officeooo:rsid="0066f241"/>
    </style:style>
    <style:style style:name="T30" style:family="text">
      <style:text-properties style:font-name="sans-serif" fo:font-size="12pt" officeooo:rsid="0067b6d0"/>
    </style:style>
    <style:style style:name="T31" style:family="text">
      <style:text-properties style:font-name="sans-serif" fo:font-size="12pt" officeooo:rsid="006a860b"/>
    </style:style>
    <style:style style:name="T32" style:family="text">
      <style:text-properties style:font-name="sans-serif" fo:font-size="12pt" officeooo:rsid="006ae8eb"/>
    </style:style>
    <style:style style:name="T33" style:family="text">
      <style:text-properties style:font-name="sans-serif" fo:font-size="12pt" officeooo:rsid="006ecdb9"/>
    </style:style>
    <style:style style:name="T34" style:family="text">
      <style:text-properties style:font-name="sans-serif" fo:font-size="12pt" officeooo:rsid="00710201"/>
    </style:style>
    <style:style style:name="T35" style:family="text">
      <style:text-properties style:font-name="sans-serif" fo:font-size="12pt" officeooo:rsid="00713ee9"/>
    </style:style>
    <style:style style:name="T36" style:family="text">
      <style:text-properties style:font-name="sans-serif" fo:font-size="12pt" officeooo:rsid="00724950"/>
    </style:style>
    <style:style style:name="T37" style:family="text">
      <style:text-properties style:font-name="sans-serif" fo:font-size="12pt" officeooo:rsid="0072680b"/>
    </style:style>
    <style:style style:name="T38" style:family="text">
      <style:text-properties style:font-name="sans-serif" fo:font-size="12pt" officeooo:rsid="0072c2c9"/>
    </style:style>
    <style:style style:name="T39" style:family="text">
      <style:text-properties style:font-name="sans-serif" fo:font-size="12pt" officeooo:rsid="0072f264"/>
    </style:style>
    <style:style style:name="T40" style:family="text">
      <style:text-properties style:font-name="sans-serif" fo:font-size="12pt" officeooo:rsid="0074e897"/>
    </style:style>
    <style:style style:name="T41" style:family="text">
      <style:text-properties style:font-name="sans-serif" fo:font-size="12pt" officeooo:rsid="00595999"/>
    </style:style>
    <style:style style:name="T42" style:family="text">
      <style:text-properties style:font-name="sans-serif" fo:font-size="12pt" officeooo:rsid="007b1481"/>
    </style:style>
    <style:style style:name="T43" style:family="text">
      <style:text-properties style:font-name="sans-serif" fo:font-size="12pt" officeooo:rsid="007c2642"/>
    </style:style>
    <style:style style:name="T44" style:family="text">
      <style:text-properties style:font-name="sans-serif" fo:font-size="12pt" officeooo:rsid="007dc140"/>
    </style:style>
    <style:style style:name="T45" style:family="text">
      <style:text-properties style:font-name="sans-serif" fo:font-size="12pt" officeooo:rsid="0081b0c6"/>
    </style:style>
    <style:style style:name="T46" style:family="text">
      <style:text-properties style:font-name="sans-serif" fo:font-size="12pt" officeooo:rsid="007e17b4"/>
    </style:style>
    <style:style style:name="T47" style:family="text">
      <style:text-properties officeooo:rsid="0087d5d3"/>
    </style:style>
    <style:style style:name="T48" style:family="text">
      <style:text-properties officeooo:rsid="008f4a45"/>
    </style:style>
    <style:style style:name="T49" style:family="text">
      <style:text-properties officeooo:rsid="00923fb5"/>
    </style:style>
    <style:style style:name="T50" style:family="text">
      <style:text-properties officeooo:rsid="0093b1a1"/>
    </style:style>
    <style:style style:name="T51" style:family="text">
      <style:text-properties officeooo:rsid="00967993"/>
    </style:style>
    <style:style style:name="T52" style:family="text">
      <style:text-properties officeooo:rsid="00a18d60"/>
    </style:style>
    <style:style style:name="T53" style:family="text">
      <style:text-properties officeooo:rsid="00a2ac3e"/>
    </style:style>
    <style:style style:name="T54" style:family="text">
      <style:text-properties officeooo:rsid="00a49ad2"/>
    </style:style>
    <style:style style:name="T55" style:family="text">
      <style:text-properties officeooo:rsid="00a5065f"/>
    </style:style>
    <style:style style:name="T56" style:family="text">
      <style:text-properties officeooo:rsid="00ab1db3"/>
    </style:style>
    <style:style style:name="T57" style:family="text">
      <style:text-properties officeooo:rsid="00ab5cad"/>
    </style:style>
    <style:style style:name="T58" style:family="text">
      <style:text-properties officeooo:rsid="00af6027"/>
    </style:style>
    <style:style style:name="T59" style:family="text">
      <style:text-properties officeooo:rsid="00b17284"/>
    </style:style>
    <style:style style:name="T60" style:family="text">
      <style:text-properties officeooo:rsid="00b35bbd"/>
    </style:style>
    <style:style style:name="T61" style:family="text">
      <style:text-properties officeooo:rsid="00b950c9"/>
    </style:style>
    <style:style style:name="T62" style:family="text">
      <style:text-properties officeooo:rsid="00b950ee"/>
    </style:style>
    <style:style style:name="T63" style:family="text">
      <style:text-properties officeooo:rsid="00baf61b"/>
    </style:style>
    <style:style style:name="T64" style:family="text">
      <style:text-properties officeooo:rsid="00c3d50e"/>
    </style:style>
    <style:style style:name="T65" style:family="text">
      <style:text-properties officeooo:rsid="00dd51d1"/>
    </style:style>
    <style:style style:name="T66" style:family="text">
      <style:text-properties officeooo:rsid="00e6bb85"/>
    </style:style>
    <style:style style:name="T67" style:family="text">
      <style:text-properties officeooo:rsid="00fb5321"/>
    </style:style>
    <style:style style:name="T68" style:family="text">
      <style:text-properties officeooo:rsid="010d8ccb"/>
    </style:style>
    <style:style style:name="T69" style:family="text">
      <style:text-properties officeooo:rsid="01183e7d"/>
    </style:style>
    <style:style style:name="T70" style:family="text">
      <style:text-properties officeooo:rsid="011e66de"/>
    </style:style>
    <style:style style:name="T71" style:family="text">
      <style:text-properties officeooo:rsid="01201cec"/>
    </style:style>
    <style:style style:name="T72" style:family="text">
      <style:text-properties officeooo:rsid="01253cfe"/>
    </style:style>
    <style:style style:name="T73" style:family="text">
      <style:text-properties officeooo:rsid="012a17a7"/>
    </style:style>
    <style:style style:name="T74" style:family="text">
      <style:text-properties officeooo:rsid="012e4b35"/>
    </style:style>
    <style:style style:name="T75" style:family="text">
      <style:text-properties officeooo:rsid="013008b3"/>
    </style:style>
    <style:style style:name="T76" style:family="text">
      <style:text-properties style:text-position="sub 58%" officeooo:rsid="013008b3"/>
    </style:style>
    <style:style style:name="T77" style:family="text">
      <style:text-properties style:text-position="sub 58%" officeooo:rsid="013149ae"/>
    </style:style>
    <style:style style:name="T78" style:family="text">
      <style:text-properties style:text-position="0% 100%" officeooo:rsid="013149a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4"/>
      <text:p text:style-name="P4">Tillvägagånssätt (punkt 1-4?)</text:p>
      <text:p text:style-name="P12"/>
      <text:p text:style-name="P6"/>
      <text:p text:style-name="P6"/>
      <text:p text:style-name="P1"><text:span text:style-name="T1">Resultat (</text:span><text:span text:style-name="T2">på punkt 1-4?</text:span><text:span text:style-name="T1">)</text:span></text:p>
      <text:p text:style-name="P10"/>
      <text:p text:style-name="P10"/>
      <text:p text:style-name="P11">Resultat</text:p>
      <text:p text:style-name="P1"><text:span text:style-name="T4">Generell be</text:span><text:span text:style-name="T20">s</text:span><text:span text:style-name="T4">krivning av b</text:span><text:span text:style-name="T1">eviskontroll</text:span></text:p>
      <text:p text:style-name="P7">En simplifierad beskrivning av vår algoritm för beviskontroll skulle vara att säga att vi:</text:p>
      <text:list xml:id="list5944176496631165010" text:style-name="L1">
        <text:list-item>
          <text:p text:style-name="P35"><text:span text:style-name="T31">L</text:span><text:span text:style-name="T1">äser ut texten med den givna koden </text:span><text:span text:style-name="T21">som delar upp det i Prems, Goal och Proof</text:span><text:span text:style-name="T1">.</text:span></text:p>
        </text:list-item>
        <text:list-item>
          <text:p text:style-name="P36"><text:span text:style-name="T31">V</text:span><text:span text:style-name="T1">änder på </text:span><text:span text:style-name="T6">beviset </text:span><text:span text:style-name="T5">(</text:span><text:span text:style-name="T1">men lämnar boxar intakta, </text:span><text:span text:style-name="T5">dessa vänds individuellt när det hittas)</text:span><text:span text:style-name="T1">. </text:span><text:span text:style-name="T24">Eftersom vi vänder på allt och inte skickar med </text:span><text:span text:style-name="T25">saker som redan gjorts så </text:span><text:span text:style-name="T26">blir beviskontrollen inte lurad av </text:span><text:span text:style-name="T27">referenser </text:span><text:span text:style-name="T28">till saker som inte har skett än</text:span><text:span text:style-name="T27">. </text:span><text:span text:style-name="T29">Vi ser även till att </text:span><text:span text:style-name="T30">rader i <text:s/>beviset inte får referera till sig själva.</text:span><text:span text:style-name="T26"> </text:span></text:p>
        </text:list-item>
        <text:list-item>
          <text:p text:style-name="P37"><text:span text:style-name="T32">T</text:span><text:span text:style-name="T7">ittar på elementen i </text:span><text:span text:style-name="T8">beviset i</text:span><text:span text:style-name="T7"> ordning </text:span><text:span text:style-name="T9">och hanterar dem:</text:span></text:p>
        </text:list-item>
      </text:list>
      <text:list xml:id="list6871407930607359056" text:style-name="L2">
        <text:list-item>
          <text:p text:style-name="P38"><text:span text:style-name="T33">Ser</text:span><text:span text:style-name="T1"> om det är en tom lista </text:span><text:span text:style-name="T22">vilket betyder att</text:span><text:span text:style-name="T1"> vi är klara.</text:span></text:p>
        </text:list-item>
        <text:list-item>
          <text:p text:style-name="P38"><text:span text:style-name="T33">Undersöker</text:span><text:span text:style-name="T1"> om det är en premiss, om det är en premiss ska den finnas i listan med premisserna.</text:span></text:p>
        </text:list-item>
        <text:list-item>
          <text:p text:style-name="P38"><text:span text:style-name="T33">Ser</text:span><text:span text:style-name="T1"> om det är en assumption, om det är det så ska den vara först i en låda. </text:span><text:span text:style-name="T10">D</text:span><text:span text:style-name="T1">et</text:span><text:span text:style-name="T10">ta</text:span><text:span text:style-name="T1"> kan vi se genom att lådan är to</text:span><text:span text:style-name="T11">m</text:span><text:span text:style-name="T1">.</text:span></text:p>
        </text:list-item>
        <text:list-item>
          <text:p text:style-name="P39"><text:span text:style-name="T34">Tittar</text:span><text:span text:style-name="T1"> om det är en regel. </text:span><text:span text:style-name="T13">O</text:span><text:span text:style-name="T12">m kommandot finns och om det finns i </text:span><text:span text:style-name="T14">vår egen</text:span><text:span text:style-name="T12"> modul ”</text:span><text:span text:style-name="T14">rules</text:span><text:span text:style-name="T12">” </text:span><text:span text:style-name="T35">(</text:span><text:span text:style-name="T14">som innehåller alla regle</text:span><text:span text:style-name="T35">r) </text:span><text:span text:style-name="T15">så ska den testas</text:span><text:span text:style-name="T12">. </text:span><text:span text:style-name="T36">Detta undviker också pro</text:span><text:span text:style-name="T37">blem </text:span><text:span text:style-name="T38">som bildas när kod skrivs i </text:span><text:span text:style-name="T39">bevis</text:span><text:span text:style-name="T40">et</text:span><text:span text:style-name="T36">.</text:span></text:p>
        </text:list-item>
        <text:list-item>
          <text:p text:style-name="P40"><text:span text:style-name="T12">O</text:span><text:span text:style-name="T1">m vi fortfarande inte vet var det är så måste det vara en box </text:span><text:span text:style-name="T17">(eller fel input)</text:span><text:span text:style-name="T1">. </text:span><text:span text:style-name="T16">Om det är en box så </text:span><text:span text:style-name="T18">vänder vi på den och bevis</text:span><text:span text:style-name="T19">kollar</text:span><text:span text:style-name="T18"> den, sen fortsätter vi med att </text:span><text:span text:style-name="T19">kolla </text:span><text:span text:style-name="T18">bevis</text:span><text:span text:style-name="T19">en av</text:span><text:span text:style-name="T18"> resten.</text:span></text:p>
        </text:list-item>
        <text:list-item>
          <text:p text:style-name="P41"><text:span text:style-name="T18">V</text:span><text:span text:style-name="T1">i upprepar därefter steg A-E tills sluttillståndet A nås</text:span><text:span text:style-name="T24">.</text:span></text:p>
        </text:list-item>
      </text:list>
      <text:list xml:id="list191726053909611" text:continue-list="list5944176496631165010" text:style-name="L1">
        <text:list-header>
          <text:p text:style-name="P44"/>
        </text:list-header>
      </text:list>
      <text:p text:style-name="P4"/>
      <text:p text:style-name="P1"><text:span text:style-name="T3">B</text:span><text:span text:style-name="T1">oxhantering </text:span></text:p>
      <text:p text:style-name="P2"><text:span text:style-name="T1">Våran boxhantering går ut på att vi </text:span><text:span text:style-name="T23">när vi når en box: </text:span></text:p>
      <text:list xml:id="list2774144913564256309" text:style-name="L3">
        <text:list-item>
          <text:p text:style-name="P45">Vänder på boxen.</text:p>
        </text:list-item>
        <text:list-item>
          <text:p text:style-name="P42"><text:span text:style-name="T1">Kollar att första raden </text:span><text:span text:style-name="T41">innehåller en assumption</text:span><text:span text:style-name="T1">.</text:span></text:p>
        </text:list-item>
        <text:list-item>
          <text:p text:style-name="P46">Itererar över boxen. </text:p>
        </text:list-item>
        <text:list-item>
          <text:p text:style-name="P43"><text:span text:style-name="T1">När vi hanterat boxen färdigt så </text:span><text:span text:style-name="T42">fortsätter vi med avläsningen som vanligt. </text:span></text:p>
        </text:list-item>
      </text:list>
      <text:p text:style-name="P3"><text:span text:style-name="T43">O</text:span><text:span text:style-name="T1">m en box innehåller en annan box så märker sköts detta rekursivt genom att </text:span><text:span text:style-name="T44">man börjar hantera den boxen istället</text:span><text:span text:style-name="T1">. </text:span><text:span text:style-name="T44">När den boxen är klar så fortsätter man sen </text:span><text:span text:style-name="T45">därifrån man lämnade</text:span><text:span text:style-name="T44">. Om den </text:span><text:span text:style-name="T46">istället</text:span><text:span text:style-name="T44"> innehåller ytterligare boxar beviskontrolleras d</text:span><text:span text:style-name="T46">e på samma sätt. </text:span></text:p>
      <text:p text:style-name="P8"/>
      <text:p text:style-name="P4"/>
      <text:p text:style-name="P4"/>
      <text:p text:style-name="P4"/>
      <text:p text:style-name="P4"/>
      <text:p text:style-name="P5"><text:span text:style-name="T49">T</text:span>abell – namn på predikat och när det är sanna och falska</text:p>
      <text:p text:style-name="P15">Predikaten är sanna IFF det som står under rubriken sann <text:span text:style-name="T50">om</text:span> gäller, annars är det falska.</text:p>
      <text:p text:style-name="P16">Generellt variabel namnsystem <text:span text:style-name="T56">för tabell och förklaringar:</text:span></text:p>
      <text:p text:style-name="P16"><text:tab/>Xi = Första index.</text:p>
      <text:p text:style-name="P16"><text:tab/>X = Värde vid X index.</text:p>
      <text:p text:style-name="P16"><text:soft-page-break/><text:tab/>Yi = Andra index.</text:p>
      <text:p text:style-name="P16"><text:tab/>Y= Värde vid y index</text:p>
      <text:p text:style-name="P16"><text:tab/>P = ”Proof”, bevis. <text:span text:style-name="T63">Det andra raderna som går att nå i beviset</text:span>.</text:p>
      <text:p text:style-name="P16"><text:tab/>R = Resultat, <text:span text:style-name="T60">värdet där vi är nu</text:span>.</text:p>
      <text:p text:style-name="P16"><text:tab/>C= ””, Resultat av box.<text:line-break/><text:tab/>A= A<text:span text:style-name="T57">ntagande</text:span>.</text:p>
      <text:p text:style-name="P16"><text:tab/>? <text:span text:style-name="T58">= Vad som hels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Predikat</text:p>
          </table:table-cell>
          <table:table-cell table:style-name="Table1.B1" office:value-type="string">
            <text:p text:style-name="P18">Sann:</text:p>
          </table:table-cell>
        </table:table-row>
        <table:table-row>
          <table:table-cell table:style-name="Table1.A2" office:value-type="string">
            <text:p text:style-name="P19">copy<text:span text:style-name="T51">(Xi,P,R)</text:span></text:p>
          </table:table-cell>
          <table:table-cell table:style-name="Table1.B2" office:value-type="string">
            <text:p text:style-name="P32">Om värdet av raden Xi är samma som R.</text:p>
          </table:table-cell>
        </table:table-row>
        <table:table-row>
          <table:table-cell table:style-name="Table1.A2" office:value-type="string">
            <text:p text:style-name="P20">andint<text:span text:style-name="T52">(Xi,Yi,P,R)</text:span></text:p>
          </table:table-cell>
          <table:table-cell table:style-name="Table1.B2" office:value-type="string">
            <text:p text:style-name="P24">Om R = X <text:span text:style-name="T53">och</text:span> Y.</text:p>
          </table:table-cell>
        </table:table-row>
        <table:table-row>
          <table:table-cell table:style-name="Table1.A2" office:value-type="string">
            <text:p text:style-name="P21">andel1<text:span text:style-name="T54">(Xi,P,R)</text:span></text:p>
          </table:table-cell>
          <table:table-cell table:style-name="Table1.B2" office:value-type="string">
            <text:p text:style-name="P25">Om<text:span text:style-name="T55"> X = R och ?.</text:span></text:p>
          </table:table-cell>
        </table:table-row>
        <table:table-row>
          <table:table-cell table:style-name="Table1.A2" office:value-type="string">
            <text:p text:style-name="P21">andel2<text:span text:style-name="T54">(Xi,P,R)</text:span></text:p>
          </table:table-cell>
          <table:table-cell table:style-name="Table1.B2" office:value-type="string">
            <text:p text:style-name="P25">Om<text:span text:style-name="T55"> X = ? och R.</text:span></text:p>
          </table:table-cell>
        </table:table-row>
        <table:table-row>
          <table:table-cell table:style-name="Table1.A2" office:value-type="string">
            <text:p text:style-name="P22">orint1<text:span text:style-name="T59">(Xi,P,R)</text:span></text:p>
          </table:table-cell>
          <table:table-cell table:style-name="Table1.B2" office:value-type="string">
            <text:p text:style-name="P33">Om R = X <text:span text:style-name="T70">eller</text:span> ?.</text:p>
          </table:table-cell>
        </table:table-row>
        <table:table-row>
          <table:table-cell table:style-name="Table1.A2" office:value-type="string">
            <text:p text:style-name="P22">orint2<text:span text:style-name="T59">(Xi,P,R)</text:span></text:p>
          </table:table-cell>
          <table:table-cell table:style-name="Table1.B2" office:value-type="string">
            <text:p text:style-name="P49">Om <text:span text:style-name="T69">R </text:span>= ? <text:span text:style-name="T70">eller X.</text:span></text:p>
          </table:table-cell>
        </table:table-row>
        <table:table-row>
          <table:table-cell table:style-name="Table1.A2" office:value-type="string">
            <text:p text:style-name="P50"><text:span text:style-name="T71">orel</text:span>(Xi,Yi,<text:span text:style-name="T71">Ui,Vi,Wi</text:span>,P,R)</text:p>
          </table:table-cell>
          <table:table-cell table:style-name="Table1.B2" office:value-type="string">
            <text:p text:style-name="P51">Yi till Ui är en box, Vi till Wi är en box. Om boxarna börjar och slutar med samma. <text:span text:style-name="T72">Och X= (Yi till Ui:s antagande) eller (Vi till Wi:s antagande). </text:span></text:p>
          </table:table-cell>
        </table:table-row>
        <table:table-row>
          <table:table-cell table:style-name="Table1.A2" office:value-type="string">
            <text:p text:style-name="P23"><text:span text:style-name="T61">i</text:span>mpint<text:span text:style-name="T62">(Xi,Yi,P,R)</text:span></text:p>
          </table:table-cell>
          <table:table-cell table:style-name="Table1.B2" office:value-type="string">
            <text:p text:style-name="P26">Om boxen <text:span text:style-name="T64">mellan Xi och Yi, som börjar med X och slutar med Y, har R= X → Y.</text:span></text:p>
          </table:table-cell>
        </table:table-row>
        <table:table-row>
          <table:table-cell table:style-name="Table1.A2" office:value-type="string">
            <text:p text:style-name="P23">impel<text:span text:style-name="T62">(Xi,Yi,P,R)</text:span></text:p>
          </table:table-cell>
          <table:table-cell table:style-name="Table1.B2" office:value-type="string">
            <text:p text:style-name="P27">O<text:span text:style-name="T65">m det vid Xi står X och vid Yi står X→ ? och <text:s/>R=? (samma värde på frågetecknet vid båda).</text:span></text:p>
          </table:table-cell>
        </table:table-row>
        <table:table-row>
          <table:table-cell table:style-name="Table1.A2" office:value-type="string">
            <text:p text:style-name="P23">negint<text:span text:style-name="T62">(Xi,Yi,P,R)</text:span></text:p>
          </table:table-cell>
          <table:table-cell table:style-name="Table1.B2" office:value-type="string">
            <text:p text:style-name="P29">Om boxen mellan Xi och Yi <text:span text:style-name="T67">slutar med en motsägelse och börjar med samma X som X i R = neg(X).</text:span></text:p>
          </table:table-cell>
        </table:table-row>
        <table:table-row>
          <table:table-cell table:style-name="Table1.A2" office:value-type="string">
            <text:p text:style-name="P23">negel<text:span text:style-name="T62">(Xi,Yi,P,R)</text:span></text:p>
          </table:table-cell>
          <table:table-cell table:style-name="Table1.B2" office:value-type="string">
            <text:p text:style-name="P30"><text:span text:style-name="T68">Om Y = neg(X) och R är en motsägelse</text:span>.</text:p>
          </table:table-cell>
        </table:table-row>
        <table:table-row>
          <table:table-cell table:style-name="Table1.A2" office:value-type="string">
            <text:p text:style-name="P23">contel<text:span text:style-name="T62">(Xi,P,_R)</text:span></text:p>
          </table:table-cell>
          <table:table-cell table:style-name="Table1.B2" office:value-type="string">
            <text:p text:style-name="P31">Om X är en motsägelse.</text:p>
          </table:table-cell>
        </table:table-row>
        <table:table-row>
          <table:table-cell table:style-name="Table1.A2" office:value-type="string">
            <text:p text:style-name="P23">negnegint<text:span text:style-name="T62">(Xi,P,R)</text:span></text:p>
          </table:table-cell>
          <table:table-cell table:style-name="Table1.B2" office:value-type="string">
            <text:p text:style-name="P28">Om R=neg(<text:span text:style-name="T66">neg(X)).</text:span></text:p>
          </table:table-cell>
        </table:table-row>
        <table:table-row>
          <table:table-cell table:style-name="Table1.A2" office:value-type="string">
            <text:p text:style-name="P23">negnegel<text:span text:style-name="T62">(Xi,P,R)</text:span></text:p>
          </table:table-cell>
          <table:table-cell table:style-name="Table1.B2" office:value-type="string">
            <text:p text:style-name="P34">Om X=neg(neg(R)).</text:p>
          </table:table-cell>
        </table:table-row>
        <table:table-row>
          <table:table-cell table:style-name="Table1.A2" office:value-type="string">
            <text:p text:style-name="P23">mt<text:span text:style-name="T62">(Xi,Yi,P,R)</text:span></text:p>
          </table:table-cell>
          <table:table-cell table:style-name="Table1.B2" office:value-type="string">
            <text:p text:style-name="P52">Om <text:span text:style-name="T75">X är ?</text:span><text:span text:style-name="T76">1</text:span><text:span text:style-name="T75">→?</text:span><text:span text:style-name="T76">2</text:span><text:span text:style-name="T75"> och Y är neg(?</text:span><text:span text:style-name="T76">2</text:span><text:span text:style-name="T75">) och R är neg(?</text:span><text:span text:style-name="T77">1</text:span><text:span text:style-name="T78">)</text:span></text:p>
          </table:table-cell>
        </table:table-row>
        <table:table-row>
          <table:table-cell table:style-name="Table1.A2" office:value-type="string">
            <text:p text:style-name="P23">pbc<text:span text:style-name="T62">(Xi,Yi,P,R)</text:span></text:p>
          </table:table-cell>
          <table:table-cell table:style-name="Table1.B2" office:value-type="string">
            <text:p text:style-name="P53">Om <text:span text:style-name="T73">boxen Xi till Yi börjar med X och slutar med en motsägelse och R är neg(X).</text:span></text:p>
          </table:table-cell>
        </table:table-row>
        <table:table-row>
          <table:table-cell table:style-name="Table1.A2" office:value-type="string">
            <text:p text:style-name="P23">lem<text:span text:style-name="T62">(_P,R)</text:span></text:p>
          </table:table-cell>
          <table:table-cell table:style-name="Table1.B2" office:value-type="string">
            <text:p text:style-name="P47">Om R= ? eller neg(?). </text:p>
          </table:table-cell>
        </table:table-row>
        <table:table-row>
          <table:table-cell table:style-name="Table1.A2" office:value-type="string">
            <text:p text:style-name="P48">lem<text:span text:style-name="T62">(_P,R)</text:span></text:p>
          </table:table-cell>
          <table:table-cell table:style-name="Table1.B2" office:value-type="string">
            <text:p text:style-name="P47">Om R= neg(?) eller ?,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4"><text:span text:style-name="T47">A</text:span>ppendix <text:span text:style-name="T47">A: P</text:span>rogramkod </text:p>
      <text:p text:style-name="P4"/>
      <text:p text:style-name="P4"/>
      <text:p text:style-name="P4"/>
      <text:p text:style-name="P9">Insert progra<text:span text:style-name="T48">m</text:span>kod</text:p>
      <text:p text:style-name="P9"/>
      <text:p text:style-name="P4"/>
      <text:p text:style-name="P4"/>
      <text:p text:style-name="P13">Appendix B: Exempelkod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5:41.503297591</meta:creation-date>
    <dc:date>2016-11-26T17:45:17.811000000</dc:date>
    <meta:editing-duration>PT8H39M42S</meta:editing-duration>
    <meta:editing-cycles>230</meta:editing-cycles>
    <meta:generator>LibreOffice/5.0.1.2$Windows_x86 LibreOffice_project/81898c9f5c0d43f3473ba111d7b351050be20261</meta:generator>
    <meta:document-statistic meta:table-count="1" meta:image-count="0" meta:object-count="0" meta:page-count="3" meta:paragraph-count="73" meta:word-count="643" meta:character-count="3439" meta:non-whitespace-character-count="2860"/>
  </office:meta>
</office:document-meta>
</file>